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" style:family="paragraph"/>
    <style:style style:name="P8" style:parent-style-name="ListParagraph" style:list-style-name="LFO2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HOW TO RUN THE CODE IN THE FOLDER</text:p>
      <text:p text:style-name="Normal">STEPS:</text:p>
      <text:list text:style-name="LFO1" text:continue-numbering="true">
        <text:list-item>
          <text:p text:style-name="P2">Download and extract the folder<text:s/>named<text:s/>project</text:p>
        </text:list-item>
        <text:list-item>
          <text:p text:style-name="P3">Open the folder in Visual Studio Code</text:p>
        </text:list-item>
        <text:list-item>
          <text:p text:style-name="P4">Click Terminal on the navigation menu, open new terminal</text:p>
        </text:list-item>
        <text:list-item>
          <text:p text:style-name="P5">Download docker if you do not have it on your laptop, ensure<text:s/><text:span text:style-name="T6">docker</text:span><text:s/>is running before typing the command<text:s/>below</text:p>
        </text:list-item>
        <text:list-item>
          <text:p text:style-name="P7">In the terminal type: <text:s/></text:p>
        </text:list-item>
      </text:list>
      <text:list text:style-name="LFO2" text:continue-numbering="true">
        <text:list-item>
          <text:p text:style-name="P8"><text:span text:style-name="T9">docker-compose<text:s/></text:span><text:span text:style-name="T10">build</text:span><text:s/>(downloads the images from docker hub,<text:s/>press enter after this)</text:p>
        </text:list-item>
        <text:list-item>
          <text:p text:style-name="P11"><text:span text:style-name="T12">docker-compose up</text:span><text:s/>(to run the image in the container, press enter after typing it)</text:p>
        </text:list-item>
        <text:list-item>
          <text:p text:style-name="P13"><text:span text:style-name="T14">docker-compose down</text:span><text:s/>(to stop the container from running).</text:p>
        </text:list-item>
      </text:list>
      <text:p text:style-name="P15">Database (Adminer)</text:p>
      <text:p text:style-name="Normal">To login into Adminer:</text:p>
      <text:p text:style-name="Normal">Type:<text:s/><text:span text:style-name="T16">localhost:8080</text:span><text:s/>(in your browser). <text:s/>The username is<text:s/><text:span text:style-name="T17">root</text:span><text:s/>and the password is<text:s/><text:span text:style-name="T18">csym019</text:span></text:p>
      <text:p text:style-name="Normal">To load the website:</text:p>
      <text:p text:style-name="Normal">Type:<text:s/><text:span text:style-name="T19">localhost:8081</text:span><text:span text:style-name="T20">/index.php</text:span><text:s/>in your browser to load the web application (CMS PROJECT).<text:s/></text:p>
      <text:p text:style-name="Normal">To login as<text:s/>admin:</text:p>
      <text:p text:style-name="Normal">Username:<text:s/><text:a xlink:href="mailto:admin@yahoo.com" office:target-frame-name="_top" xlink:show="replace"><text:span text:style-name="Hyperlink">admin@yahoo.com</text:span></text:a></text:p>
      <text:p text:style-name="Normal">Password: ab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niu Odubanjo</meta:initial-creator>
    <dc:creator>Ganiu Odubanjo</dc:creator>
    <meta:creation-date>2022-10-08T16:13:00Z</meta:creation-date>
    <dc:date>2022-10-09T04:11:00Z</dc:date>
    <meta:template xlink:href="Normal" xlink:type="simple"/>
    <meta:editing-cycles>24</meta:editing-cycles>
    <meta:editing-duration>PT3180S</meta:editing-duration>
    <meta:document-statistic meta:page-count="1" meta:paragraph-count="1" meta:word-count="131" meta:character-count="883" meta:row-count="6" meta:non-whitespace-character-count="753"/>
  </office:meta>
</office:document-meta>
</file>